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25b8" officeooo:paragraph-rsid="001f25b8"/>
    </style:style>
    <style:style style:name="P2" style:family="paragraph" style:parent-style-name="Standard">
      <style:text-properties officeooo:rsid="001f712b" officeooo:paragraph-rsid="001f712b"/>
    </style:style>
    <style:style style:name="P3" style:family="paragraph" style:parent-style-name="Standard">
      <style:text-properties officeooo:rsid="00290547" officeooo:paragraph-rsid="002905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fdfshkjvhdsigfdk</text:p>
      <text:p text:style-name="P1"/>
      <text:p text:style-name="P2">jdnfhkjdshfkdhfjnd</text:p>
      <text:p text:style-name="P2"/>
      <text:p text:style-name="P3">fghnfgjhnhgjnm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1:46:44.165799074</meta:creation-date>
    <dc:date>2017-09-20T18:11:46.630599481</dc:date>
    <meta:editing-duration>PT1M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3" meta:character-count="50" meta:non-whitespace-character-count="50"/>
  </office:meta>
</office:document-meta>
</file>